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style:text-underline-style="none"/>
    </style:style>
    <style:style style:name="P2" style:family="paragraph" style:parent-style-name="Text_20_body">
      <style:paragraph-properties fo:text-align="start" style:justify-single-word="false"/>
      <style:text-properties style:font-name="Arial"/>
    </style:style>
    <style:style style:name="P3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Arial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start" style:justify-single-word="false"/>
      <style:text-properties style:font-name="Arial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 style:list-style-name="L2">
      <style:text-properties style:font-name="Arial"/>
    </style:style>
    <style:style style:name="P10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eather Alerts for webOS – Requirements</text:h>
      <text:p text:style-name="P1"/>
      <text:p text:style-name="P1">20-NOV-2011 - George Mari</text:p>
      <text:p text:style-name="P1"/>
      <text:list xml:id="list248745544" text:style-name="L1">
        <text:list-item>
          <text:p text:style-name="P7">Notify the user of new alerts, watches or warnings from the US National Weather Service for one or more geographic region(s) user registers interest for.</text:p>
        </text:list-item>
      </text:list>
      <text:p text:style-name="P2"><text:tab/><text:span text:style-name="T1">Design</text:span></text:p>
      <text:p text:style-name="P3">Use the built-in webOS Notification feature to alert the user. <text:s/>The app will run as a "no-window" app, and will always be running in the background. <text:s/></text:p>
      <text:p text:style-name="P3">An associated service will periodically download corresponding weather alerts from the <text:s text:c="2"/>RSS feed at alerts.weather.gov.</text:p>
      <text:list xml:id="list846028990" text:continue-numbering="true" text:style-name="L1">
        <text:list-item>
          <text:p text:style-name="P7">User can configure the app to issue notifications for one or more geographic regions.</text:p>
        </text:list-item>
      </text:list>
      <text:p text:style-name="P4">Design</text:p>
      <text:p text:style-name="P3">Selected geographic regions can be added to a list of regions the user has "registered" for. <text:s/>Regions can be removed from the list.</text:p>
      <text:p text:style-name="P3">Because weather alerts from the NWS (National Weather Service) feeds are indexed by a FIPS6 code (6 digit code corresponding to a county), we need to correlate a user's specified geographic region of interest (ZIP code or city/state or county) with this FIPS code.</text:p>
      <text:p text:style-name="P3">The first option is to use static data files from the US Census Bureau at</text:p>
      <text:p text:style-name="P3"><text:s/><text:a xlink:type="simple" xlink:href="http://www.census.gov/geo/www/gazetteer/gazetteer2010.html">http://www.census.gov/geo/www/gazetteer/gazetteer2010.html</text:a></text:p>
      <text:p text:style-name="P3">There are 3 files in particular that we need – ZIP codes, Places (City/states), and Counties. <text:s/>All 3 files correlate each data element with a lattitude/longitude pair. <text:s/>The Counties file contains the corresponding FIPS6 code for each US county, so correlation is a process of finding the county with the closest co-ordinates to the ZIP code or city/state the user specifies. <text:s/>If the user specifies a county, no math is needed.</text:p>
      <text:p text:style-name="P3"/>
      <text:p text:style-name="P3">The 2nd option is to select regions from one of 3 different web-based APIs – Yahoo!PlaceFinder, Google Geocoding API, or the Bing Maps Locations API. <text:s/>The Google API forbids geocoding that is not in conjunction with showing the results on a Google Maps display, so this service will not be used.</text:p>
      <text:p text:style-name="P3">The other 2 are both suitable for the purposes of this app, and can return lattitude/logitude results for a given address or search string, including ZIP code.</text:p>
      <text:p text:style-name="P3">Once we have a lattitude/longitude pair, we can then plug this in to an FCC API for converting lattitude/longitude to FIPS codes described at <text:a xlink:type="simple" xlink:href="http://www.fcc.gov/developer/census-block-conversions-api">http://www.fcc.gov/developer/census-block-conversions-api</text:a></text:p>
      <text:p text:style-name="P3"/>
      <text:list xml:id="list1118494647" text:continue-numbering="true" text:style-name="L1">
        <text:list-item>
          <text:p text:style-name="P7">When selecting or configuring each geographic region to register for, the user should have the option of selecting one or more contacts to associate with that region, for <text:soft-page-break/>purposes of forwarding the alert to.</text:p>
        </text:list-item>
      </text:list>
      <text:p text:style-name="P4">Design</text:p>
      <text:p text:style-name="P3"/>
      <text:list xml:id="list879110454" text:continue-numbering="true" text:style-name="L1">
        <text:list-item>
          <text:p text:style-name="P7">User should have the option to (manually) forward weather alert summary via webOS messaging(text) or e-mail. <text:s/>The alert message should pre-populate the list of contacts associated with that region.</text:p>
        </text:list-item>
      </text:list>
      <text:p text:style-name="P4">Design</text:p>
      <text:p text:style-name="P3"/>
      <text:list xml:id="list829783870" text:continue-numbering="true" text:style-name="L1">
        <text:list-item>
          <text:p text:style-name="P7">Geographic regions can be selected by ZIP code, or a combination of city/state, or by a combination of county/state.</text:p>
        </text:list-item>
      </text:list>
      <text:p text:style-name="P4">Design</text:p>
      <text:p text:style-name="P3">A dialog box will pop-up with a text field, allowing the user to either filter the list of data for ZIP code or city/state or county/state.</text:p>
      <text:list xml:id="list1676980443" text:continue-numbering="true" text:style-name="L1">
        <text:list-item>
          <text:p text:style-name="P7">Notification should indicate what geographic region the alert is issued for, and contain a summary of the alert itself.</text:p>
        </text:list-item>
        <text:list-item>
          <text:p text:style-name="P7">Tapping on the notification should open a window or web page with details of the alert.</text:p>
        </text:list-item>
        <text:list-item>
          <text:p text:style-name="P7">Notifications of new alerts should still be created and displayed to the user even if the main application window is not open. <text:s/>(Notifications should still appear even if the app appears to the user not to be running.)</text:p>
        </text:list-item>
        <text:list-item>
          <text:p text:style-name="P7">There should be a way for the user to view a current weather forecast for any of the geographic region(s) they have configured the app to receive alerts for.</text:p>
        </text:list-item>
        <text:list-item>
          <text:p text:style-name="P7">There should be a way for the user to view a current animated radar loop for any of the geographic region(s) they have configured the app to receive alerts for.</text:p>
        </text:list-item>
        <text:list-item>
          <text:p text:style-name="P7">There should be an option to have the app speak the summary of the weather alert notification, at the time of notification, using text-to-speech technology.</text:p>
        </text:list-item>
        <text:list-item>
          <text:p text:style-name="P7">View current conditions for any geographic region user has registered interest for.</text:p>
        </text:list-item>
        <text:list-item>
          <text:p text:style-name="P7">View forecast for any geographic region user has registered interest for.</text:p>
        </text:list-item>
        <text:list-item>
          <text:p text:style-name="P7"><text:s/>[Cool to have] Interactive US Map showing locations covered by current weather alerts. <text:s/>Click on map to see alert for that. <text:s/>Overlay map with weather radar.</text:p>
        </text:list-item>
        <text:list-item>
          <text:p text:style-name="P7">[Cool to have] Have the option to always generate notifications based on current location. <text:s/>(Use location services.) <text:s/>If user is traveling, the application would detect this and generate notifications for the new current location as it changes.</text:p>
        </text:list-item>
      </text:list>
      <text:p text:style-name="P2"/>
      <text:p text:style-name="P5">Design – Preferences</text:p>
      <text:p text:style-name="P8"/>
      <text:list xml:id="list622275627" text:style-name="L2">
        <text:list-item>
          <text:p text:style-name="P9">Enable/Disable background operations. <text:s/>(Disables or enables the application from collecting weather alert data in the background and generating notifications.)</text:p>
        </text:list-item>
        <text:list-item>
          <text:p text:style-name="P9">Add new location button. <text:s/></text:p>
        </text:list-item>
        <text:list-item>
          <text:p text:style-name="P9"><text:soft-page-break/>List of locations the app is currently "listening" for alerts fro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Mari</meta:initial-creator>
    <meta:creation-date>2011-11-20T13:01:15</meta:creation-date>
    <dc:date>2011-11-23T11:25:11</dc:date>
    <dc:creator>George Mari</dc:creator>
    <meta:editing-duration>PT17H58M6S</meta:editing-duration>
    <meta:editing-cycles>27</meta:editing-cycles>
    <meta:generator>OpenOffice.org/3.3$Linux OpenOffice.org_project/330m20$Build-9567</meta:generator>
    <meta:document-statistic meta:table-count="0" meta:image-count="0" meta:object-count="0" meta:page-count="3" meta:paragraph-count="37" meta:word-count="758" meta:character-count="4636"/>
  </office:meta>
</office:document-meta>
</file>